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99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6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7"/>
          <table:table-cell table:style-name="ce8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/>
          <table:table-cell table:style-name="ce15"/>
          <table:table-cell/>
          <table:table-cell table:style-name="ce7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 office:value-type="string" calcext:value-type="string">
            <text:p>bc conditions type 1</text:p>
          </table:table-cell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/>
          <table:table-cell office:value-type="string" calcext:value-type="string">
            <text:p>clean up: function3 not needed</text:p>
          </table:table-cell>
          <table:table-cell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/>
          <table:table-cell office:value-type="string" calcext:value-type="string">
            <text:p>proper time shift (see solution data)</text:p>
          </table:table-cell>
          <table:table-cell table:number-columns-repeated="5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lutiondata handling</text:p>
          </table:table-cell>
          <table:table-cell/>
          <table:table-cell office:value-type="string" calcext:value-type="string">
            <text:p>Use pip-install for sub-packages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witch from pickle to hdf5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ep as less as possible in memory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-choice of what is s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de init phase from rest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1:24:28.9326899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4-12-16T11:25:06.145537920</dc:date>
    <meta:editing-duration>PT20H34M52S</meta:editing-duration>
    <meta:editing-cycles>11</meta:editing-cycles>
    <meta:generator>LibreOffice/4.2.6.3$Linux_X86_64 LibreOffice_project/420$Build-3</meta:generator>
    <meta:document-statistic meta:table-count="1" meta:cell-count="106" meta:object-count="0"/>
  </office:meta>
</office:document-meta>
</file>